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T1" style:family="text">
      <style:text-properties fo:color="#ff33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kort verslag tafeltrainer</text:p>
      <text:h text:style-name="Heading_20_1" text:outline-level="1">Pluspunten</text:h>
      <text:list xml:id="list6635203284864377225" text:style-name="L1">
        <text:list-item>
          <text:p text:style-name="P1">Een interessant concept met veel potentie. Door zijn eenvoud goed bruikbaar voor leerkracht en leerling.</text:p>
        </text:list-item>
        <text:list-item>
          <text:p text:style-name="P1">De resultatenpagina voor de leerlingen is slim bedacht.</text:p>
        </text:list-item>
        <text:list-item>
          <text:p text:style-name="P1">De pagina's spreken grotendeels voor zich.</text:p>
        </text:list-item>
        <text:list-item>
          <text:p text:style-name="P1">Het concept met punten en een winkel past goed binnen het concept van Let's Learn.</text:p>
        </text:list-item>
      </text:list>
      <text:h text:style-name="Heading_20_1" text:outline-level="1">Verbeterpunten</text:h>
      <text:p text:style-name="Text_20_body">Applicatie zelf</text:p>
      <text:list xml:id="list1077536466657170748" text:style-name="L2">
        <text:list-item>
          <text:p text:style-name="P2">De broncode is niet geschreven in HTML5. Het is hierdoor minder goed geschikt voor de tablet. <text:span text:style-name="T1">Hier is inmiddels verandering in gekomen, applicatie is geschikt voor tablets, het soft keyboard dat bij tablets en smartphones naar voren sprong is nu verleden tijd. Broncode blijft Java maar volledig compatibel met HTML5.</text:span></text:p>
        </text:list-item>
        <text:list-item>
          <text:p text:style-name="P2">De applicatie reageert soms traag, vooral bij het inloggen. Ligt dit aan de server? <text:span text:style-name="T1">Ik heb gesleuteld aan de code waardoor de snelheid groter is geworden.</text:span></text:p>
        </text:list-item>
        <text:list-item>
          <text:p text:style-name="P2">De artikelen in de 'shop' zijn eenvoudig te verdienen: na kort spelen waren de duurdere objecten snel binnen. Hier mag wel tegenover staan dat de tafels al redelijk goed beheerst werden. Duurdere (en ook aantrekkelijke) voorwerpen zijn aan te bevelen om de snelheid verder in te oefenen. <text:span text:style-name="T1">Dit neem ik mee in de klassen evaluatie; er is inmiddels een groep6 klaar met oefenen. Hiervan komt een evaluatie.</text:span></text:p>
        </text:list-item>
        <text:list-item>
          <text:p text:style-name="P2">Hoewel er nog geld genoeg was, werd de aankoop afgewezen omdat er te weinig geld zou zijn. Dit klopt dus niet helemaal. <text:span text:style-name="T1">Het programma reageert op hoeveel spulletjes er in het wagentje gedaan zijn; eenmaal in het wagentje zijn de plaatjes beter zichtbaar en wanneer er te weinig 'geld' is moet er geoefend worden en niet geshopt! Dit zou dus wel gewijzigd kunnen worden!</text:span></text:p>
        </text:list-item>
      </text:list>
      <text:p text:style-name="Text_20_body">“Cosmetisch"</text:p>
      <text:list xml:id="list1475428952" text:continue-numbering="true" text:style-name="L2">
        <text:list-item>
          <text:p text:style-name="P2">Het gebruik van hoofdletters wordt niet consequent toegepast: soms begint een zin wel met een hoofdletter, soms niet. <text:span text:style-name="T1">Is allemaal verbeterd!</text:span></text:p>
        </text:list-item>
        <text:list-item>
          <text:p text:style-name="P2">Na even spelen zijn er veel muntjes in beeld: doordat deze 'uit beeld' lopen, is de toename minder goed te zien. Deze toename is echter een belangrijke motivator.</text:p>
        </text:list-item>
        <text:list-item>
          <text:p text:style-name="P2">De leerling moet tijdens het oefenen soms op meerdere plekken tegelijk kijken: de feedback is de som en de muntjes, deze kunnen beter dicht bij elkaar gebracht worden. Ook de som en <text:s/>cijfers/toetsenbord op het scherm kan beter gegroepeerd worden.</text:p>
        </text:list-item>
      </text:list>
      <text:p text:style-name="Text_20_body"><text:soft-page-break/>Didactiek</text:p>
      <text:list xml:id="list1639843564" text:continue-numbering="true" text:style-name="L2">
        <text:list-item>
          <text:p text:style-name="P2">De feedback van het programma kan beter: de leerling moet goed kunnen zien wat het goede antwoord had moeten zijn. Nu is deze informatie niet goed opvallend aanwezig.</text:p>
        </text:list-item>
      </text:list>
      <text:p text:style-name="Text_20_body">Rapportage</text:p>
      <text:list xml:id="list7699727247667062966" text:style-name="L3">
        <text:list-item>
          <text:p text:style-name="P3">Waar is de waardering precies op gebaseerd? Wanneer is het beheersingsniveau voldoende? Bij te weinig informatie zou dit ook gemeld mogen worden.</text:p>
        </text:list-item>
        <text:list-item>
          <text:p text:style-name="P3">Een mogelijkheid om meer gedetailleerde informatie op te vragen zou fijn zijn. Zijn er sommen die consequent fout gaan? (bijvoorbeeld, altijd 7 x 7, maar niet de omliggende sommen)</text:p>
        </text:list-item>
      </text:list>
      <text:h text:style-name="Heading_20_1" text:outline-level="1">Nieuwe ideeën</text:h>
      <text:p text:style-name="Text_20_body">De shop en portemonnee kan ook gebruikt worden voor het rekenen met geld:</text:p>
      <text:list xml:id="list7820538350854541081" text:style-name="L4">
        <text:list-item>
          <text:p text:style-name="P4">Kinderen kunnen bij de portemonnee 'geld wisselen': groeperen en tellen. Het programma kan dit dan controleren.</text:p>
        </text:list-item>
        <text:list-item>
          <text:p text:style-name="P4">De kinderen 'betalen' zelf: ze leggen het geld neer dat nodig is, en wisselen eventueel terug.</text:p>
        </text:list-item>
      </text:list>
      <text:h text:style-name="Heading_20_1" text:outline-level="1">Fusie Let's Learn</text:h>
      <text:p text:style-name="Text_20_body">Let's Learn heeft zelf ook een soort 'webshop'. Om de tafeltrainer aan Let's Learn te koppelen moet nog worden nagedacht over waar het geld gespendeerd kan worden: binnen de tafeltrainer of binnen <text:s/>Let's Learn. Ook de gegevens -zoals de accounts, de rapportage en het aantal punten - zouden hier gekoppeld moeten worden, maar dit is geen belemmering. </text:p>
      <text:h text:style-name="Heading_20_1" text:outline-level="1">Conclusie</text:h>
      <text:p text:style-name="Text_20_body">De tafeltrainer is een interessant concept. Het bevat elementen die ook in Let's Learn zitten. Er kan nog wel wat verbeterd worden, zoals het gebruik van HTML5 in zijn geheel, het uitwerken van de 'in game'-feedback en het verbeteren van de intuïtieve bediening. Het programma biedt ook de mogelijkheid om nog verder uitgewerkt te worden, zoals het gebruik van de muntjes.Dit laatste kan eventueel ook in de 'webshop' van Let's Learn gebeuren. Een mogelijkheid voor meer gedetailleerde rapportage zou dit programma sieren.</text:p>
      <text:p text:style-name="Text_20_body">Ik zou het concept graag willen adopteren voor binnen Let's Learn, met inachtneming van de verbeterpunten. Let's Learn zou flink verrijkt kunnen worden door het implementeren van dit soort applica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0"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els Ballemans</meta:initial-creator>
    <meta:creation-date>2014-10-08T12:52:07.699850578</meta:creation-date>
    <meta:generator>OpenOffice/4.0.1$Unix OpenOffice.org_project/401m5$Build-9714</meta:generator>
    <dc:date>2015-02-04T10:32:40</dc:date>
    <dc:creator>Ap Reinders</dc:creator>
    <meta:editing-duration>PT17H28M50S</meta:editing-duration>
    <meta:editing-cycles>11</meta:editing-cycles>
    <meta:document-statistic meta:table-count="0" meta:image-count="0" meta:object-count="0" meta:page-count="2" meta:paragraph-count="30" meta:word-count="666" meta:character-count="4069"/>
  </office:meta>
</office:document-meta>
</file>